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0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6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63" style:family="table-cell" style:parent-style-name="Normal">
      <style:table-cell-properties style:rotation-align="none"/>
    </style:style>
    <style:style style:name="ce64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7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0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8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8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32"/>
        <table:table-column table:style-name="co4" table:number-columns-repeated="2" table:default-cell-style-name="ce32"/>
        <table:table-column table:style-name="co4" table:number-columns-repeated="2" table:default-cell-style-name="Default"/>
        <table:table-column table:style-name="co7" table:number-columns-repeated="42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9"/>
          <table:table-cell table:number-columns-repeated="44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9"/>
          <table:table-cell table:number-columns-repeated="44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9"/>
          <table:table-cell table:number-columns-repeated="44"/>
        </table:table-row>
        <table:table-row table:style-name="ro3">
          <table:table-cell table:style-name="ce63"/>
          <table:table-cell table:style-name="Default" table:number-columns-repeated="19"/>
          <table:table-cell table:number-columns-repeated="44"/>
        </table:table-row>
        <table:table-row table:style-name="ro2">
          <table:table-cell table:style-name="ce61" office:value-type="string" calcext:value-type="string">
            <text:p>Note: Add Aaron Martinez scores</text:p>
          </table:table-cell>
          <table:table-cell table:style-name="Default" table:number-columns-repeated="19"/>
          <table:table-cell table:number-columns-repeated="44"/>
        </table:table-row>
        <table:table-row table:style-name="ro3">
          <table:table-cell table:style-name="ce63"/>
          <table:table-cell table:style-name="Default" table:number-columns-repeated="19"/>
          <table:table-cell table:number-columns-repeated="44"/>
        </table:table-row>
        <table:table-row table:style-name="ro4">
          <table:table-cell table:style-name="ce63"/>
          <table:table-cell/>
          <table:table-cell table:style-name="ce63"/>
          <table:table-cell table:style-name="ce7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7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style-name="ce89" office:value-type="string" calcext:value-type="string">
            <text:p>Error Analysis Lab</text:p>
          </table:table-cell>
          <table:table-cell table:style-name="ce89" office:value-type="string" calcext:value-type="string">
            <text:p>Pivot Lab 1</text:p>
          </table:table-cell>
          <table:table-cell table:style-name="ce89" office:value-type="string" calcext:value-type="string">
            <text:p>Pivot Lab 2</text:p>
          </table:table-cell>
          <table:table-cell table:style-name="ce89" office:value-type="string" calcext:value-type="string">
            <text:p>Midterm</text:p>
          </table:table-cell>
          <table:table-cell table:style-name="ce89" office:value-type="string" calcext:value-type="string">
            <text:p>Pivot Lab 3</text:p>
          </table:table-cell>
          <table:table-cell table:style-name="ce89" office:value-type="string" calcext:value-type="string">
            <text:p>Final Project Proposal</text:p>
          </table:table-cell>
          <table:table-cell table:number-columns-repeated="44"/>
        </table:table-row>
        <table:table-row table:style-name="ro5">
          <table:table-cell table:style-name="ce63"/>
          <table:table-cell/>
          <table:table-cell table:style-name="ce63"/>
          <table:covered-table-cell table:number-columns-repeated="3" table:style-name="ce7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7/2022</text:p>
          </table:table-cell>
          <table:table-cell table:number-columns-repeated="2" table:style-name="ce90" office:value-type="string" calcext:value-type="string">
            <text:p>Due 4/8/2022</text:p>
          </table:table-cell>
          <table:table-cell table:number-columns-repeated="2" table:style-name="ce90" office:value-type="string" calcext:value-type="string">
            <text:p>Due 4/16/2022</text:p>
          </table:table-cell>
          <table:table-cell table:number-columns-repeated="44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20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38" office:value-type="string" calcext:value-type="string" table:number-columns-spanned="1" table:number-rows-spanned="2">
            <text:p>Reading Averages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44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style-name="ce20"/>
          <table:covered-table-cell table:style-name="ce25"/>
          <table:covered-table-cell table:style-name="ce38"/>
          <table:covered-table-cell table:number-columns-repeated="14" table:style-name="ce41"/>
          <table:table-cell table:style-name="ce63" table:number-columns-repeated="2"/>
          <table:table-cell table:number-columns-repeated="42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87" office:value-type="percentage" office:value="0.87" calcext:value-type="percentage">
            <text:p>8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table:formula="of:=0.3" office:value-type="percentage" office:value="0.3" calcext:value-type="percentage">
            <text:p>3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9" office:value-type="percentage" office:value="0.99" calcext:value-type="percentage">
            <text:p>99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2" office:value-type="percentage" office:value="0.52" calcext:value-type="percentage">
            <text:p>5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4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style-name="ce33" table:formula="of:=IFERROR(AVERAGE([.Q11:.Q35]);&quot;&quot;)" office:value-type="percentage" office:value="0.536" calcext:value-type="percentage">
            <text:p>54%</text:p>
          </table:table-cell>
          <table:table-cell table:style-name="ce33" table:formula="of:=IFERROR(AVERAGE([.R11:.R35]);&quot;&quot;)" office:value-type="percentage" office:value="0.914" calcext:value-type="percentage">
            <text:p>91%</text:p>
          </table:table-cell>
          <table:table-cell table:style-name="ce33" table:formula="of:=IFERROR(AVERAGE([.S11:.S35]);&quot;&quot;)" office:value-type="percentage" office:value="0" calcext:value-type="percentage">
            <text:p>0%</text:p>
          </table:table-cell>
          <table:table-cell table:style-name="Default"/>
          <table:table-cell table:number-columns-repeated="44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style-name="ce34" table:formula="of:=IFERROR(MIN([.Q11:.Q35]);&quot;&quot;)" office:value-type="percentage" office:value="0" calcext:value-type="percentage">
            <text:p>0%</text:p>
          </table:table-cell>
          <table:table-cell table:style-name="ce34" table:formula="of:=IFERROR(MIN([.R11:.R35]);&quot;&quot;)" office:value-type="percentage" office:value="0.5" calcext:value-type="percentage">
            <text:p>50%</text:p>
          </table:table-cell>
          <table:table-cell table:style-name="ce34" table:formula="of:=IFERROR(MIN([.S11:.S35]);&quot;&quot;)" office:value-type="percentage" office:value="0" calcext:value-type="percentage">
            <text:p>0%</text:p>
          </table:table-cell>
          <table:table-cell table:style-name="Default"/>
          <table:table-cell table:number-columns-repeated="44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style-name="ce34" table:formula="of:=IFERROR(MAX([.Q11:.Q35]);&quot;&quot;)" office:value-type="percentage" office:value="1" calcext:value-type="percentage">
            <text:p>100%</text:p>
          </table:table-cell>
          <table:table-cell table:style-name="ce34" table:formula="of:=IFERROR(MAX([.R11:.R35]);&quot;&quot;)" office:value-type="percentage" office:value="1" calcext:value-type="percentage">
            <text:p>100%</text:p>
          </table:table-cell>
          <table:table-cell table:style-name="ce34" table:formula="of:=IFERROR(MAX([.S11:.S35]);&quot;&quot;)" office:value-type="percentage" office:value="0" calcext:value-type="percentage">
            <text:p>0%</text:p>
          </table:table-cell>
          <table:table-cell table:style-name="Default"/>
          <table:table-cell table:number-columns-repeated="44"/>
        </table:table-row>
        <table:table-row table:style-name="ro5" table:number-rows-repeated="5">
          <table:table-cell table:style-name="Default" table:number-columns-repeated="20"/>
          <table:table-cell table:number-columns-repeated="44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3"/>
          <table:table-cell table:style-name="Default" table:number-columns-repeated="6"/>
          <table:table-cell table:number-columns-repeated="44"/>
        </table:table-row>
        <table:table-row table:style-name="ro5">
          <table:table-cell table:style-name="ce71" table:number-columns-repeated="14"/>
          <table:table-cell table:style-name="Default" table:number-columns-repeated="6"/>
          <table:table-cell table:number-columns-repeated="44"/>
        </table:table-row>
        <table:table-row table:style-name="ro5" table:number-rows-repeated="3">
          <table:table-cell table:style-name="Default" table:number-columns-repeated="20"/>
          <table:table-cell table:number-columns-repeated="44"/>
        </table:table-row>
        <table:table-row table:style-name="ro5">
          <table:table-cell table:style-name="ce62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19"/>
          <table:table-cell table:number-columns-repeated="44"/>
        </table:table-row>
      </table:table>
      <table:table table:name="1st - #" table:style-name="ta2"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4" table:number-columns-repeated="8" table:default-cell-style-name="ce95"/>
        <table:table-column table:style-name="co4" table:number-columns-repeated="8" table:default-cell-style-name="Default"/>
        <table:table-column table:style-name="co7" table:number-columns-repeated="45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63"/>
          <table:table-cell/>
          <table:table-cell table:style-name="ce6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63"/>
          <table:table-cell/>
          <table:table-cell table:style-name="ce6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number-columns-repeated="8" table:style-name="ce41"/>
          <table:table-cell table:style-name="ce63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96" table:formula="of:=IFERROR(AVERAGE([.D11:.D35]);&quot;&quot;)" office:value-type="float" office:value="11.44" calcext:value-type="float">
            <text:p>11.44</text:p>
          </table:table-cell>
          <table:table-cell table:style-name="ce96" table:formula="of:=IFERROR(AVERAGE([.E11:.E35]);&quot;&quot;)" office:value-type="float" office:value="22.2604" calcext:value-type="float">
            <text:p>22.26</text:p>
          </table:table-cell>
          <table:table-cell table:style-name="ce96" table:formula="of:=IFERROR(AVERAGE([.F11:.F35]);&quot;&quot;)" office:value-type="float" office:value="8.436" calcext:value-type="float">
            <text:p>8.44</text:p>
          </table:table-cell>
          <table:table-cell table:style-name="ce96" table:formula="of:=IFERROR(AVERAGE([.G11:.G35]);&quot;&quot;)" office:value-type="float" office:value="26.056" calcext:value-type="float">
            <text:p>26.06</text:p>
          </table:table-cell>
          <table:table-cell table:style-name="ce96" table:formula="of:=IFERROR(AVERAGE([.H11:.H35]);&quot;&quot;)" office:value-type="float" office:value="11.932" calcext:value-type="float">
            <text:p>11.93</text:p>
          </table:table-cell>
          <table:table-cell table:style-name="ce96" table:formula="of:=IFERROR(AVERAGE([.I11:.I35]);&quot;&quot;)" office:value-type="float" office:value="23.3844" calcext:value-type="float">
            <text:p>23.38</text:p>
          </table:table-cell>
          <table:table-cell table:style-name="ce96" table:formula="of:=IFERROR(AVERAGE([.J11:.J35]);&quot;&quot;)" office:value-type="float" office:value="9.98" calcext:value-type="float">
            <text:p>9.98</text:p>
          </table:table-cell>
          <table:table-cell table:style-name="ce9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97" table:formula="of:=IFERROR(MIN([.D11:.D35]);&quot;&quot;)" office:value-type="float" office:value="0" calcext:value-type="float">
            <text:p>0</text:p>
          </table:table-cell>
          <table:table-cell table:style-name="ce97" table:formula="of:=IFERROR(MIN([.E11:.E35]);&quot;&quot;)" office:value-type="float" office:value="0" calcext:value-type="float">
            <text:p>0</text:p>
          </table:table-cell>
          <table:table-cell table:style-name="ce97" table:formula="of:=IFERROR(MIN([.F11:.F35]);&quot;&quot;)" office:value-type="float" office:value="3" calcext:value-type="float">
            <text:p>3.0</text:p>
          </table:table-cell>
          <table:table-cell table:style-name="ce97" table:formula="of:=IFERROR(MIN([.G11:.G35]);&quot;&quot;)" office:value-type="float" office:value="0" calcext:value-type="float">
            <text:p>0</text:p>
          </table:table-cell>
          <table:table-cell table:style-name="ce97" table:formula="of:=IFERROR(MIN([.H11:.H35]);&quot;&quot;)" office:value-type="float" office:value="0" calcext:value-type="float">
            <text:p>0</text:p>
          </table:table-cell>
          <table:table-cell table:style-name="ce97" table:formula="of:=IFERROR(MIN([.I11:.I35]);&quot;&quot;)" office:value-type="float" office:value="0" calcext:value-type="float">
            <text:p>0</text:p>
          </table:table-cell>
          <table:table-cell table:style-name="ce97" table:formula="of:=IFERROR(MIN([.J11:.J35]);&quot;&quot;)" office:value-type="float" office:value="0" calcext:value-type="float">
            <text:p>0</text:p>
          </table:table-cell>
          <table:table-cell table:style-name="ce9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97" table:formula="of:=IFERROR(MAX([.D11:.D35]);&quot;&quot;)" office:value-type="float" office:value="15" calcext:value-type="float">
            <text:p>15.0</text:p>
          </table:table-cell>
          <table:table-cell table:style-name="ce97" table:formula="of:=IFERROR(MAX([.E11:.E35]);&quot;&quot;)" office:value-type="float" office:value="23.8" calcext:value-type="float">
            <text:p>23.8</text:p>
          </table:table-cell>
          <table:table-cell table:style-name="ce97" table:formula="of:=IFERROR(MAX([.F11:.F35]);&quot;&quot;)" office:value-type="float" office:value="10" calcext:value-type="float">
            <text:p>10.0</text:p>
          </table:table-cell>
          <table:table-cell table:style-name="ce97" table:formula="of:=IFERROR(MAX([.G11:.G35]);&quot;&quot;)" office:value-type="float" office:value="28" calcext:value-type="float">
            <text:p>28.0</text:p>
          </table:table-cell>
          <table:table-cell table:style-name="ce97" table:formula="of:=IFERROR(MAX([.H11:.H35]);&quot;&quot;)" office:value-type="float" office:value="15" calcext:value-type="float">
            <text:p>15.0</text:p>
          </table:table-cell>
          <table:table-cell table:style-name="ce97" table:formula="of:=IFERROR(MAX([.I11:.I35]);&quot;&quot;)" office:value-type="float" office:value="26" calcext:value-type="float">
            <text:p>26.0</text:p>
          </table:table-cell>
          <table:table-cell table:style-name="ce97" table:formula="of:=IFERROR(MAX([.J11:.J35]);&quot;&quot;)" office:value-type="float" office:value="13" calcext:value-type="float">
            <text:p>13.0</text:p>
          </table:table-cell>
          <table:table-cell table:style-name="ce9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Total Possible</text:p>
          </table:table-cell>
          <table:covered-table-cell table:style-name="ce74"/>
          <table:covered-table-cell table:style-name="ce79"/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4" calcext:value-type="float">
            <text:p>24.0</text:p>
          </table:table-cell>
          <table:table-cell table:style-name="ce97" office:value-type="float" office:value="10" calcext:value-type="float">
            <text:p>10.0</text:p>
          </table:table-cell>
          <table:table-cell table:style-name="ce97" office:value-type="float" office:value="28" calcext:value-type="float">
            <text:p>28.0</text:p>
          </table:table-cell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6" calcext:value-type="float">
            <text:p>26.0</text:p>
          </table:table-cell>
          <table:table-cell table:style-name="ce97" office:value-type="float" office:value="13" calcext:value-type="float">
            <text:p>13.0</text:p>
          </table:table-cell>
          <table:table-cell table:style-name="ce9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0"/>
          <table:table-cell table:number-columns-repeated="53"/>
        </table:table-row>
        <table:table-row table:style-name="ro5">
          <table:table-cell table:style-name="ce7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6:23:57.477371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52</meta:editing-cycles>
    <meta:generator>LibreOffice/7.1.7.2$Linux_X86_64 LibreOffice_project/10$Build-2</meta:generator>
    <dc:date>2022-04-14T16:46:26.449668149</dc:date>
    <meta:editing-duration>PT8H21M38S</meta:editing-duration>
    <meta:document-statistic meta:table-count="2" meta:cell-count="945" meta:object-count="0"/>
  </office:meta>
</office:document-meta>
</file>